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9bbdd" officeooo:paragraph-rsid="0018778a" style:font-weight-asian="bold" style:font-weight-complex="bold"/>
    </style:style>
    <style:style style:name="P2" style:family="paragraph" style:parent-style-name="Standard">
      <style:text-properties style:font-name="Arial" fo:font-weight="bold" officeooo:rsid="00136da5" officeooo:paragraph-rsid="0018778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238108" officeooo:paragraph-rsid="0023810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299842" officeooo:paragraph-rsid="0029984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264b7d" officeooo:paragraph-rsid="00264b7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29c077" officeooo:paragraph-rsid="0029c07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2abc2d" officeooo:paragraph-rsid="002abc2d" style:font-weight-asian="bold" style:font-weight-complex="bold"/>
    </style:style>
    <style:style style:name="P8" style:family="paragraph" style:parent-style-name="Standard">
      <style:text-properties style:font-name="Arial" officeooo:rsid="00145829" officeooo:paragraph-rsid="0018778a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13563" officeooo:paragraph-rsid="00108e9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45829" officeooo:paragraph-rsid="0018778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20c72" officeooo:paragraph-rsid="00220c7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238108" officeooo:paragraph-rsid="0023810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64b7d" officeooo:paragraph-rsid="00264b7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80b73" officeooo:paragraph-rsid="00280b7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99842" officeooo:paragraph-rsid="0029984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9b986" officeooo:paragraph-rsid="0029b98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a443a" officeooo:paragraph-rsid="002a443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c6e8c" officeooo:paragraph-rsid="002c6e8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30701e" officeooo:paragraph-rsid="0030701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3088b4" officeooo:paragraph-rsid="003088b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348f13" officeooo:paragraph-rsid="00348f1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35315d" officeooo:paragraph-rsid="0035315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99842" officeooo:paragraph-rsid="00299842" fo:background-color="#ffd7d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280b73" officeooo:paragraph-rsid="00280b73" fo:background-color="#ffd7d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3088b4" officeooo:paragraph-rsid="003088b4" fo:background-color="#ffd7d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36cf3b" officeooo:paragraph-rsid="0036cf3b" fo:background-color="#ffd7d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299842" officeooo:paragraph-rsid="00299842" fo:background-color="#e8f2a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29b5d4" officeooo:paragraph-rsid="0029b5d4" fo:background-color="#e8f2a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36cf3b" officeooo:paragraph-rsid="0036cf3b" fo:background-color="#e8f2a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29b5d4" officeooo:paragraph-rsid="0029b5d4" fo:background-color="#fffff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29b986" officeooo:paragraph-rsid="0029b986" fo:background-color="#fffff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2a443a" officeooo:paragraph-rsid="0029b986" fo:background-color="#fffff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2c6e8c" officeooo:paragraph-rsid="002c6e8c" fo:background-color="#fffff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2fe982" officeooo:paragraph-rsid="002fe982" fo:background-color="#fffff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normal" officeooo:rsid="0031e9d0" officeooo:paragraph-rsid="0031e9d0" fo:background-color="#ffffff" style:font-weight-asian="normal" style:font-weight-complex="normal"/>
    </style:style>
    <style:style style:name="P36" style:family="paragraph" style:parent-style-name="Standard">
      <style:text-properties style:font-name="Arial" officeooo:rsid="0009bbdd" officeooo:paragraph-rsid="0018778a"/>
    </style:style>
    <style:style style:name="P37" style:family="paragraph" style:parent-style-name="Standard">
      <style:text-properties style:font-name="Arial" officeooo:rsid="00113563" officeooo:paragraph-rsid="0018778a"/>
    </style:style>
    <style:style style:name="P38" style:family="paragraph" style:parent-style-name="Standard">
      <style:text-properties style:font-name="Arial" officeooo:rsid="00136da5" officeooo:paragraph-rsid="0018778a"/>
    </style:style>
    <style:style style:name="P39" style:family="paragraph" style:parent-style-name="Standard">
      <style:text-properties style:font-name="Arial" officeooo:rsid="00206e02" officeooo:paragraph-rsid="00206e02"/>
    </style:style>
    <style:style style:name="P40" style:family="paragraph" style:parent-style-name="Standard">
      <style:paragraph-properties fo:text-align="center" style:justify-single-word="false"/>
      <style:text-properties style:font-name="Arial" fo:font-size="22pt" fo:font-weight="bold" officeooo:rsid="0032e1da" officeooo:paragraph-rsid="0032e1da" style:font-size-asian="22pt" style:font-weight-asian="bold" style:font-size-complex="2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bold" officeooo:rsid="0032e1da" officeooo:paragraph-rsid="0032e1da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32e1da" officeooo:paragraph-rsid="0032e1d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normal" officeooo:rsid="003336a4" officeooo:paragraph-rsid="003336a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348f13" officeooo:paragraph-rsid="00348f1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264b7d"/>
    </style:style>
    <style:style style:name="P46" style:family="paragraph" style:parent-style-name="Standard">
      <style:paragraph-properties fo:text-align="start" style:justify-single-word="false"/>
      <style:text-properties officeooo:paragraph-rsid="00280b73"/>
    </style:style>
    <style:style style:name="P47" style:family="paragraph" style:parent-style-name="Standard">
      <style:paragraph-properties fo:text-align="start" style:justify-single-word="false"/>
      <style:text-properties officeooo:paragraph-rsid="0030701e"/>
    </style:style>
    <style:style style:name="P48" style:family="paragraph" style:parent-style-name="Standard">
      <style:paragraph-properties fo:text-align="start" style:justify-single-word="false"/>
      <style:text-properties officeooo:paragraph-rsid="003088b4"/>
    </style:style>
    <style:style style:name="P49" style:family="paragraph" style:parent-style-name="Standard">
      <style:paragraph-properties fo:text-align="start" style:justify-single-word="false" fo:break-before="page"/>
      <style:text-properties style:font-name="Arial" fo:font-weight="bold" officeooo:rsid="00238108" officeooo:paragraph-rsid="00238108" style:font-weight-asian="bold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Arial" fo:font-weight="bold" officeooo:rsid="00280b73" officeooo:paragraph-rsid="00280b73" style:font-weight-asian="bold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rial" fo:font-weight="bold" officeooo:rsid="0029b5d4" officeooo:paragraph-rsid="0029b5d4" fo:background-color="#ffffff" style:font-weight-asian="bold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Arial" fo:font-size="22pt" fo:font-weight="bold" officeooo:rsid="0009bbdd" officeooo:paragraph-rsid="00108e95" style:font-size-asian="22pt" style:font-weight-asian="bold" style:font-size-complex="22pt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Arial" fo:font-size="22pt" fo:font-weight="bold" officeooo:rsid="0009bbdd" officeooo:paragraph-rsid="0032e1da" style:font-size-asian="22pt" style:font-weight-asian="bold" style:font-size-complex="2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weight="normal" officeooo:rsid="0029b5d4" officeooo:paragraph-rsid="00299842" fo:background-color="#ffd7d7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weight="normal" officeooo:rsid="00145829" officeooo:paragraph-rsid="0018778a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weight="normal" officeooo:rsid="003b9afb" officeooo:paragraph-rsid="003b9afb" style:font-weight-asian="normal" style:font-weight-complex="normal"/>
    </style:style>
    <style:style style:name="P57" style:family="paragraph" style:parent-style-name="Standard">
      <style:text-properties style:font-name="Arial" officeooo:rsid="003a2850" officeooo:paragraph-rsid="003a2850"/>
    </style:style>
    <style:style style:name="P58" style:family="paragraph" style:parent-style-name="Standard">
      <style:paragraph-properties fo:text-align="start" style:justify-single-word="false"/>
      <style:text-properties style:font-name="Arial" fo:font-weight="bold" officeooo:rsid="003b9afb" officeooo:paragraph-rsid="003b9afb" style:font-weight-asian="bold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style:font-name="Arial" fo:font-weight="bold" officeooo:rsid="00348f13" officeooo:paragraph-rsid="00348f13" style:font-weight-asian="bold" style:font-weight-complex="bold"/>
    </style:style>
    <style:style style:name="P60" style:family="paragraph">
      <style:paragraph-properties fo:text-align="center" style:writing-mode="lr-tb"/>
    </style:style>
    <style:style style:name="P61" style:family="paragraph">
      <style:paragraph-properties fo:text-align="end" style:writing-mode="lr-tb"/>
    </style:style>
    <style:style style:name="P62" style:family="paragraph">
      <loext:graphic-properties draw:fill="solid" draw:fill-color="#ffd7d7"/>
      <style:paragraph-properties fo:text-align="center" style:writing-mode="lr-tb"/>
    </style:style>
    <style:style style:name="P63" style:family="paragraph">
      <loext:graphic-properties draw:fill="solid" draw:fill-color="#e8f2a1"/>
      <style:paragraph-properties fo:text-align="center" style:writing-mode="lr-tb"/>
    </style:style>
    <style:style style:name="P64" style:family="paragraph">
      <style:paragraph-properties fo:text-align="center" style:writing-mode="lr-tb"/>
      <style:text-properties fo:font-size="11pt" style:font-size-asian="11pt" style:font-size-complex="11pt"/>
    </style:style>
    <style:style style:name="P65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66" style:family="paragraph">
      <loext:graphic-properties draw:fill="solid" draw:fill-color="#ffffff"/>
      <style:paragraph-properties fo:text-align="center" style:writing-mode="lr-tb"/>
    </style:style>
    <style:style style:name="P67" style:family="paragraph">
      <style:paragraph-properties fo:text-align="center"/>
    </style:style>
    <style:style style:name="T1" style:family="text">
      <style:text-properties officeooo:rsid="00163bad"/>
    </style:style>
    <style:style style:name="T2" style:family="text">
      <style:text-properties officeooo:rsid="0034a180"/>
    </style:style>
    <style:style style:name="T3" style:family="text">
      <style:text-properties officeooo:rsid="00108e95"/>
    </style:style>
    <style:style style:name="T4" style:family="text">
      <style:text-properties officeooo:rsid="002e6bf8"/>
    </style:style>
    <style:style style:name="T5" style:family="text">
      <style:text-properties officeooo:rsid="00206e02"/>
    </style:style>
    <style:style style:name="T6" style:family="text">
      <style:text-properties officeooo:rsid="0029b986"/>
    </style:style>
    <style:style style:name="T7" style:family="text">
      <style:text-properties fo:font-weight="bold" fo:background-color="#ffffff" loext:char-shading-value="0" style:font-weight-asian="bold" style:font-weight-complex="bold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2a443a" fo:background-color="#ffffff" loext:char-shading-value="0"/>
    </style:style>
    <style:style style:name="T10" style:family="text">
      <style:text-properties officeooo:rsid="0029c077"/>
    </style:style>
    <style:style style:name="T11" style:family="text">
      <style:text-properties fo:background-color="#ffd7d7" loext:char-shading-value="0"/>
    </style:style>
    <style:style style:name="T12" style:family="text">
      <style:text-properties officeooo:rsid="0029b5d4" fo:background-color="#ffd7d7" loext:char-shading-value="0"/>
    </style:style>
    <style:style style:name="T13" style:family="text">
      <style:text-properties officeooo:rsid="002e4763"/>
    </style:style>
    <style:style style:name="T14" style:family="text">
      <style:text-properties officeooo:rsid="003088b4"/>
    </style:style>
    <style:style style:name="T15" style:family="text">
      <style:text-properties style:font-name="Arial" fo:font-weight="normal" officeooo:rsid="00264bb0" style:font-weight-asian="normal" style:font-weight-complex="normal"/>
    </style:style>
    <style:style style:name="T16" style:family="text">
      <style:text-properties style:font-name="Arial" fo:font-weight="normal" officeooo:rsid="00264b7d" style:font-weight-asian="normal" style:font-weight-complex="normal"/>
    </style:style>
    <style:style style:name="T17" style:family="text">
      <style:text-properties style:font-name="Arial" fo:font-weight="normal" officeooo:rsid="003088b4" style:font-weight-asian="normal" style:font-weight-complex="normal"/>
    </style:style>
    <style:style style:name="T18" style:family="text">
      <style:text-properties style:font-name="Arial" fo:font-weight="normal" officeooo:rsid="00280b73" style:font-weight-asian="normal" style:font-weight-complex="normal"/>
    </style:style>
    <style:style style:name="T19" style:family="text">
      <style:text-properties style:font-name="Arial" fo:font-weight="normal" officeooo:rsid="0030701e" style:font-weight-asian="normal" style:font-weight-complex="normal"/>
    </style:style>
    <style:style style:name="T20" style:family="text">
      <style:text-properties style:font-name="Arial" fo:font-weight="normal" officeooo:rsid="00348f13" style:font-weight-asian="normal" style:font-weight-complex="normal"/>
    </style:style>
    <style:style style:name="T21" style:family="text">
      <style:text-properties style:font-name="Arial" fo:font-weight="normal" officeooo:rsid="0035379b" style:font-weight-asian="normal" style:font-weight-complex="normal"/>
    </style:style>
    <style:style style:name="T22" style:family="text">
      <style:text-properties style:font-name="Arial" fo:font-weight="normal" officeooo:rsid="003ab603" style:font-weight-asian="normal" style:font-weight-complex="normal"/>
    </style:style>
    <style:style style:name="T23" style:family="text">
      <style:text-properties officeooo:rsid="0031e9d0"/>
    </style:style>
    <style:style style:name="T24" style:family="text">
      <style:text-properties officeooo:rsid="003336a4"/>
    </style:style>
    <style:style style:name="T25" style:family="text">
      <style:text-properties officeooo:rsid="00348f13"/>
    </style:style>
    <style:style style:name="T26" style:family="text">
      <style:text-properties officeooo:rsid="0035315d"/>
    </style:style>
    <style:style style:name="T27" style:family="text">
      <style:text-properties officeooo:rsid="0035379b"/>
    </style:style>
    <style:style style:name="T28" style:family="text">
      <style:text-properties officeooo:rsid="0036cf3b"/>
    </style:style>
    <style:style style:name="T29" style:family="text">
      <style:text-properties officeooo:rsid="003951b7"/>
    </style:style>
    <style:style style:name="T30" style:family="text">
      <style:text-properties officeooo:rsid="003a2850"/>
    </style:style>
    <style:style style:name="T31" style:family="text">
      <style:text-properties officeooo:rsid="003ab603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11pt" style:font-size-asian="11pt" style:font-size-complex="11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d7d7" draw:textarea-horizontal-align="justify" draw:textarea-vertical-align="middle" draw:auto-grow-height="false" fo:min-height="1.217cm" fo:min-width="2.805cm" style:run-through="foreground"/>
      <style:paragraph-properties style:writing-mode="lr-tb"/>
    </style:style>
    <style:style style:name="gr3" style:family="graphic">
      <style:graphic-properties svg:stroke-color="#000000" draw:fill="solid" draw:fill-color="#e8f2a1" draw:textarea-horizontal-align="justify" draw:textarea-vertical-align="middle" draw:auto-grow-height="false" fo:min-height="1.217cm" fo:min-width="2.805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217cm" fo:min-width="2.805cm" style:run-through="foreground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482cm" fo:min-width="3.122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">202</text:span><text:span text:style-name="T3">4</text:span><text:span text:style-name="T1"> </text:span><text:span text:style-name="T3">Spring</text:span><text:span text:style-name="T1"> <text:s/></text:span>CPSC 240 <text:s/><text:span text:style-name="T2">Assignment </text:span><text:span text:style-name="T10">5</text:span></text:p>
      <text:p text:style-name="P40">Cover Letter</text:p>
      <text:p text:style-name="P41"/>
      <text:p text:style-name="P41"/>
      <text:p text:style-name="P41"/>
      <text:p text:style-name="P42">This, the last assignment of this semester, was intended to be a friendly with systems programming also known a ?pure assembly” programming.</text:p>
      <text:p text:style-name="P42"/>
      <text:p text:style-name="P42">In System Programming we should experience these:</text:p>
      <text:p text:style-name="P42"/>
      <text:p text:style-name="P42"><text:tab/>Programs where assembly language is used for the the “driver”.</text:p>
      <text:p text:style-name="P42"/>
      <text:p text:style-name="P42"><text:tab/>The function main is replaced by the function name <text:s text:c="2"/>“-start“.</text:p>
      <text:p text:style-name="P42"/>
      <text:p text:style-name="P42"><text:tab/>Calls to system function replace calls to library functions</text:p>
      <text:p text:style-name="P42"/>
      <text:p text:style-name="P42"><text:tab/>“Syscall” replace “call”</text:p>
      <text:p text:style-name="P42"/>
      <text:p text:style-name="P42"><text:tab/><text:span text:style-name="T24">Assembly is used for every function except system functions, naturally.</text:span></text:p>
      <text:p text:style-name="P42"/>
      <text:p text:style-name="P42"/>
      <text:p text:style-name="P43">But this plan became too complex. <text:s/>We found that there are serious assembly and linker errors present when trying to accomplish the goals. <text:s/>There is not sufficient time to research the linking issues and find solutions.</text:p>
      <text:p text:style-name="P43"/>
      <text:p text:style-name="P43"/>
      <text:p text:style-name="P43">In the following pages you will find a new version of the “Area of <text:span text:style-name="T25">Triangle </text:span>Problem”, <text:span text:style-name="T25">that should provide some experience with system programming.</text:span></text:p>
      <text:p text:style-name="P43"/>
      <text:p text:style-name="P43"/>
      <text:p text:style-name="P42"/>
      <text:p text:style-name="P44">Please continue to next page.</text:p>
      <text:p text:style-name="P52"><text:span text:style-name="T1">202</text:span><text:span text:style-name="T3">4</text:span><text:span text:style-name="T1"> </text:span><text:span text:style-name="T3">Spring</text:span><text:span text:style-name="T1"> <text:s/></text:span>CPSC 240 <text:s/><text:span text:style-name="T2">Assignment </text:span><text:span text:style-name="T10">5</text:span></text:p>
      <text:p text:style-name="P6">Areas of Triangles</text:p>
      <text:p text:style-name="P9"/>
      <text:p text:style-name="P9"/>
      <text:p text:style-name="P9"/>
      <text:p text:style-name="P1"><text:span text:style-name="T5">Learning g</text:span>oal<text:span text:style-name="T4">s</text:span></text:p>
      <text:p text:style-name="P36"/>
      <text:p text:style-name="P57">How to use syscall to output strings</text:p>
      <text:p text:style-name="P39"/>
      <text:p text:style-name="P39">How to compute the sin(x) <text:span text:style-name="T25">in assembly</text:span></text:p>
      <text:p text:style-name="P39"/>
      <text:p text:style-name="P39"/>
      <text:p text:style-name="P39"/>
      <text:p text:style-name="P39"/>
      <text:p text:style-name="P37"/>
      <text:p text:style-name="P36"/>
      <text:p text:style-name="P36"/>
      <text:p text:style-name="P2">Purpose</text:p>
      <text:p text:style-name="P38"/>
      <text:p text:style-name="P39">The purpose of this program is to compute the area of a triangle given the lengths of two sides and the angle (degrees) between those two sides.</text:p>
      <text:p text:style-name="P8"/>
      <text:p text:style-name="P10"/>
      <text:p text:style-name="P10"/>
      <text:p text:style-name="P10"/>
      <text:p text:style-name="P10"/>
      <text:p text:style-name="P58">Summary of requirements</text:p>
      <text:p text:style-name="P56"/>
      <text:p text:style-name="P56">This is a program that computes the area of a triangle.</text:p>
      <text:p text:style-name="P56"/>
      <text:p text:style-name="P56">Build it with the same structure you used with previous assignments in this class with two exceptions:</text:p>
      <text:p text:style-name="P56"/>
      <text:p text:style-name="P56">The sin function must be programmed in X86</text:p>
      <text:p text:style-name="P56"/>
      <text:p text:style-name="P56">Syscalls must be used to output strings such as prompts.</text:p>
      <text:p text:style-name="P59">Requirements</text:p>
      <text:p text:style-name="P11"/>
      <text:p text:style-name="P21">In this program all string inputs and outputs <text:span text:style-name="T30">in function Producer</text:span> are performed by syscalls</text:p>
      <text:p text:style-name="P19"/>
      <text:p text:style-name="P47"><text:span text:style-name="T19"><text:s/></text:span><text:span text:style-name="T20">Numeric I/O may be performed by library functions.</text:span></text:p>
      <text:p text:style-name="P19"/>
      <text:p text:style-name="P21">The director function (main) may be in any one of the 3 standard lan<text:span text:style-name="T26">guages of this course.</text:span></text:p>
      <text:p text:style-name="P21"/>
      <text:p text:style-name="P22">You <text:span text:style-name="T30">may link object file with g++, gcc, or ld.</text:span></text:p>
      <text:p text:style-name="P19"/>
      <text:p text:style-name="P22">Building a function that implements a Taylor is a valuable experience. <text:s/>Here you will learn the technique of computing the next term by knowledge of the previous term. <text:s/>Yes, you must make a sine function <text:span text:style-name="T27">in assembly</text:span> in a separate file. <text:s text:c="2"/>Compile the sine file, and link its object file as part of the program.</text:p>
      <text:p text:style-name="P19"/>
      <text:p text:style-name="P19"/>
      <text:p text:style-name="P19"/>
      <text:p text:style-name="P19"/>
      <text:p text:style-name="P19"/>
      <text:p text:style-name="P19"/>
      <text:p text:style-name="P11"/>
      <text:p text:style-name="P49">Calling d</text:p>
      <text:p text:style-name="P3"><draw:g text:anchor-type="paragraph" draw:z-index="0" draw:style-name="gr1"><draw:custom-shape draw:name="Shape3" draw:style-name="gr2" draw:text-style-name="P62" svg:width="2.805cm" svg:height="1.218cm" svg:x="7.604cm" svg:y="0.491cm"><text:p text:style-name="P60">director</text:p><text:p text:style-name="P61"><text:span text:style-name="T32">Any</text:span></text:p><draw:enhanced-geometry svg:viewBox="0 0 21600 21600" draw:type="rectangle" draw:enhanced-path="M 0 0 L 21600 0 21600 21600 0 21600 0 0 Z N"/></draw:custom-shape><draw:custom-shape draw:name="Shape3_0" draw:style-name="gr3" draw:text-style-name="P63" svg:width="2.805cm" svg:height="1.218cm" svg:x="7.604cm" svg:y="2.681cm"><text:p text:style-name="P60">Producer</text:p><text:p text:style-name="P61"><text:span text:style-name="T32">Asm <text:s/></text:span></text:p><draw:enhanced-geometry svg:viewBox="0 0 21600 21600" draw:type="rectangle" draw:enhanced-path="M 0 0 L 21600 0 21600 21600 0 21600 0 0 Z N"/></draw:custom-shape><draw:custom-shape draw:name="Shape3_1" draw:style-name="gr4" draw:text-style-name="P65" svg:width="2.805cm" svg:height="1.218cm" svg:x="13.875cm" svg:y="4.867cm"><text:p text:style-name="P64"><text:span text:style-name="T33">System</text:span></text:p><text:p text:style-name="P64"><text:span text:style-name="T33">Function 1</text:span></text:p><draw:enhanced-geometry svg:viewBox="0 0 21600 21600" draw:type="rectangle" draw:enhanced-path="M 0 0 L 21600 0 21600 21600 0 21600 0 0 Z N"/></draw:custom-shape><draw:custom-shape draw:name="Shape3_2" draw:style-name="gr4" draw:text-style-name="P66" svg:width="2.805cm" svg:height="1.218cm" svg:x="10.673cm" svg:y="4.899cm"><text:p text:style-name="P60">sin</text:p><text:p text:style-name="P61"><text:span text:style-name="T32">Asm <text:s/></text:span></text:p><draw:enhanced-geometry svg:viewBox="0 0 21600 21600" draw:type="rectangle" draw:enhanced-path="M 0 0 L 21600 0 21600 21600 0 21600 0 0 Z N"/></draw:custom-shape><draw:custom-shape draw:name="Shape3_3" draw:style-name="gr4" draw:text-style-name="P66" svg:width="2.805cm" svg:height="1.218cm" svg:x="7.551cm" svg:y="4.915cm"><text:p text:style-name="P60">ftoa</text:p><text:p text:style-name="P61"><text:span text:style-name="T32">library <text:s/></text:span></text:p><draw:enhanced-geometry svg:viewBox="0 0 21600 21600" draw:type="rectangle" draw:enhanced-path="M 0 0 L 21600 0 21600 21600 0 21600 0 0 Z N"/></draw:custom-shape><draw:custom-shape draw:name="Shape3_4" draw:style-name="gr4" draw:text-style-name="P66" svg:width="2.805cm" svg:height="1.218cm" svg:x="4.508cm" svg:y="4.952cm"><text:p text:style-name="P60">atof</text:p><text:p text:style-name="P61"><text:span text:style-name="T32">library</text:span></text:p><draw:enhanced-geometry svg:viewBox="0 0 21600 21600" draw:type="rectangle" draw:enhanced-path="M 0 0 L 21600 0 21600 21600 0 21600 0 0 Z N"/></draw:custom-shape><draw:custom-shape draw:name="Shape3_5" draw:style-name="gr4" draw:text-style-name="P65" svg:width="2.805cm" svg:height="1.218cm" svg:x="1.307cm" svg:y="4.946cm"><text:p text:style-name="P64"><text:span text:style-name="T33">System</text:span></text:p><text:p text:style-name="P64"><text:span text:style-name="T33">function 0</text:span></text:p><draw:enhanced-geometry svg:viewBox="0 0 21600 21600" draw:type="rectangle" draw:enhanced-path="M 0 0 L 21600 0 21600 21600 0 21600 0 0 Z N"/></draw:custom-shape><draw:line draw:name="Shape8" draw:style-name="gr5" draw:text-style-name="P67" svg:x1="8.927cm" svg:y1="1.708cm" svg:x2="8.953cm" svg:y2="2.682cm"><text:p/></draw:line><draw:line draw:name="Shape8_0" draw:style-name="gr5" draw:text-style-name="P67" svg:x1="8.98cm" svg:y1="3.899cm" svg:x2="8.98cm" svg:y2="4.915cm"><text:p/></draw:line><draw:line draw:name="Shape8_1" draw:style-name="gr5" draw:text-style-name="P67" svg:x1="2.789cm" svg:y1="4.497cm" svg:x2="15.119cm" svg:y2="4.497cm"><text:p/></draw:line><draw:line draw:name="Shape8_2" draw:style-name="gr5" draw:text-style-name="P67" svg:x1="2.762cm" svg:y1="4.497cm" svg:x2="2.788cm" svg:y2="4.947cm"><text:p/></draw:line><draw:line draw:name="Shape8_3" draw:style-name="gr5" draw:text-style-name="P67" svg:x1="5.858cm" svg:y1="4.497cm" svg:x2="5.858cm" svg:y2="4.952cm"><text:p/></draw:line><draw:line draw:name="Shape8_4" draw:style-name="gr5" draw:text-style-name="P67" svg:x1="11.943cm" svg:y1="4.497cm" svg:x2="11.943cm" svg:y2="4.899cm"><text:p/></draw:line><draw:line draw:name="Shape8_5" draw:style-name="gr5" draw:text-style-name="P67" svg:x1="15.118cm" svg:y1="4.497cm" svg:x2="15.144cm" svg:y2="4.867cm"><text:p/></draw:line><draw:custom-shape draw:name="Shape2" draw:style-name="gr6" draw:text-style-name="P66" svg:width="3.123cm" svg:height="1.482cm" svg:x="12.818cm" svg:y="0.369cm"><text:p text:style-name="P60">Bash</text:p><draw:enhanced-geometry svg:viewBox="0 0 21600 21600" draw:type="rectangle" draw:enhanced-path="M 0 0 L 21600 0 21600 21600 0 21600 0 0 Z N"/></draw:custom-shap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Notes</text:p>
      <text:p text:style-name="P13"/>
      <text:p text:style-name="P48"><text:span text:style-name="T17">System function 0 is </text:span><text:span text:style-name="T21">only for the input of text data, if any.</text:span></text:p>
      <text:p text:style-name="P13"/>
      <text:p text:style-name="P45"><text:span text:style-name="T15">a</text:span><text:span text:style-name="T16">tof </text:span><text:span text:style-name="T21">may be</text:span><text:span text:style-name="T16"> </text:span><text:span text:style-name="T17">a library function</text:span></text:p>
      <text:p text:style-name="P13"/>
      <text:p text:style-name="P45"><text:span text:style-name="T15">f</text:span><text:span text:style-name="T16">toa </text:span><text:span text:style-name="T21">may be</text:span><text:span text:style-name="T15"> </text:span><text:span text:style-name="T17">a library function</text:span></text:p>
      <text:p text:style-name="P12"/>
      <text:p text:style-name="P20">System function 1 is <text:span text:style-name="T31">for outputting strings such as prompts</text:span></text:p>
      <text:p text:style-name="P20"/>
      <text:p text:style-name="P46"><text:span text:style-name="T18">sin is a </text:span><text:span text:style-name="T17">trig function </text:span><text:span text:style-name="T21">programmed in asm. <text:s/>Twenty terms </text:span><text:span text:style-name="T22">terms will be sufficient precision for this program.</text:span></text:p>
      <text:p text:style-name="P12"/>
      <text:p text:style-name="P20">The director shows a welcome message and calls producer. <text:s/><text:span text:style-name="T31">The director may be written in C++ or C or X86.</text:span></text:p>
      <text:p text:style-name="P20"/>
      <text:p text:style-name="P20">Producer does the main work. <text:s/>It calls other functions. <text:s/><text:span text:style-name="T28">The producer is written in asm.</text:span></text:p>
      <text:p text:style-name="P12"/>
      <text:p text:style-name="P12"/>
      <text:p text:style-name="P12"/>
      <text:p text:style-name="P50">Sample Dialogue</text:p>
      <text:p text:style-name="P14"/>
      <text:p text:style-name="P24">Welcome to Marvelous Marvin’s Area Machine.</text:p>
      <text:p text:style-name="P24">We compute all your areas.</text:p>
      <text:p text:style-name="P14"/>
      <text:p text:style-name="P27">Please enter the length of side 1: <text:s/>13.7</text:p>
      <text:p text:style-name="P27">Please enter the length of side 2: <text:s text:c="2"/>8.955</text:p>
      <text:p text:style-name="P27">Please enter the degrees of the angle between: <text:s/>27.455</text:p>
      <text:p text:style-name="P27"/>
      <text:p text:style-name="P27">The area of this triangle is <text:s/>47.62935 square feet.</text:p>
      <text:p text:style-name="P27">Thank you for using a Marvin product.</text:p>
      <text:p text:style-name="P15"/>
      <text:p text:style-name="P23">The driver received this number 47.62935 and will keep it.</text:p>
      <text:p text:style-name="P23">A zero will be sent to the OS as a sign of successful conclusion.</text:p>
      <text:p text:style-name="P23">Bye</text:p>
      <text:p text:style-name="P15"/>
      <text:p text:style-name="P15"/>
      <text:p text:style-name="P7">Sample Dialogue with an error</text:p>
      <text:p text:style-name="P15"/>
      <text:p text:style-name="P25">There is no dialogue. <text:s/>All users of this program are highly competent computer scientists . <text:s/>They never make input errors.</text:p>
      <text:p text:style-name="P15"/>
      <text:p text:style-name="P15"/>
      <text:p text:style-name="P15"/>
      <text:p text:style-name="P15"/>
      <text:p text:style-name="P4">Notes</text:p>
      <text:p text:style-name="P15"/>
      <text:p text:style-name="P15">Put your name in the title. <text:s/>Remove Martin’s name from the output.</text:p>
      <text:p text:style-name="P15"/>
      <text:p text:style-name="P15">The computer area is not mathematically correct. <text:s/>It simply shows the appearance that your program will portray.</text:p>
      <text:p text:style-name="P15"/>
      <text:p text:style-name="P18">All numbers in this program are floats. <text:s/><text:span text:style-name="T14">There are no integers.</text:span></text:p>
      <text:p text:style-name="P15"/>
      <text:p text:style-name="P15"/>
      <text:p text:style-name="P4">Color codes</text:p>
      <text:p text:style-name="P15"/>
      <text:p text:style-name="P15"><text:span text:style-name="T11">Red: </text:span><text:span text:style-name="T12">Output by the director module</text:span></text:p>
      <text:p text:style-name="P54"/>
      <text:p text:style-name="P28">Green: Input or output by the producer module</text:p>
      <text:p text:style-name="P28"/>
      <text:p text:style-name="P29">The input and output of text in the producer module <text:span text:style-name="T29">are</text:span> handle by Syscals.</text:p>
      <text:p text:style-name="P29"/>
      <text:p text:style-name="P26">The input and output of text in the <text:span text:style-name="T29">director </text:span><text:span text:style-name="T31">may be</text:span><text:span text:style-name="T29"> handled by library functions</text:span></text:p>
      <text:p text:style-name="P51">Conclusion</text:p>
      <text:p text:style-name="P30"/>
      <text:p text:style-name="P30"/>
      <text:p text:style-name="P30">When your program is finished, perform the usual routine.</text:p>
      <text:p text:style-name="P30"/>
      <text:p text:style-name="P35">Send these files: director.asm, producer.asm sin.asm, and bash to the instructor.</text:p>
      <text:p text:style-name="P30"/>
      <text:p text:style-name="P35">Instructor: <text:s text:c="2"/>holliday@fullerton.edu</text:p>
      <text:p text:style-name="P30"/>
      <text:p text:style-name="P30">Do not send links to file in clouds because they will be discarded.</text:p>
      <text:p text:style-name="P30"/>
      <text:p text:style-name="P33">Do not send programs that create seg faults. <text:s/>The professor does not know what to do with them.</text:p>
      <text:p text:style-name="P30"/>
      <text:p text:style-name="P33">Create your programs with tender care. <text:s/>The care you give to your source files is evident to any reader.</text:p>
      <text:p text:style-name="P30"/>
      <text:p text:style-name="P30">I think that in the past we have gone over the principle of not translating each assembly instruction into natural language (English in this case.) <text:s/><text:span text:style-name="T6">That’s what beginners do, and you’re not beginners.</text:span></text:p>
      <text:p text:style-name="P30"/>
      <text:p text:style-name="P33">If you enjoy programming consider CPSC 301 as an elective. <text:s/><text:span text:style-name="T13">It is a course of </text:span><text:span text:style-name="T23">programming in </text:span><text:span text:style-name="T13">C++.</text:span></text:p>
      <text:p text:style-name="P30"/>
      <text:p text:style-name="P30"/>
      <text:p text:style-name="P35">This document last updated <text:s/>April <text:span text:style-name="T29">30</text:span>, 2024</text:p>
      <text:p text:style-name="P30"/>
      <text:p text:style-name="P30"/>
      <text:p text:style-name="P30"/>
      <text:p text:style-name="P30"/>
      <text:p text:style-name="P30"/>
      <text:p text:style-name="P16"><text:span text:style-name="T7">Due date</text:span><text:span text:style-name="T8">: <text:s/></text:span><text:span text:style-name="T9">May 12 @ 11:59pm</text:span></text:p>
      <text:p text:style-name="P32"/>
      <text:p text:style-name="P17"><text:span text:style-name="T9">T</text:span><text:span text:style-name="T8">he next day, May 13, is the start of finals week.</text:span></text:p>
      <text:p text:style-name="P31"/>
      <text:p text:style-name="P31"/>
      <text:p text:style-name="P31"/>
      <text:p text:style-name="P34">Good-bye. <text:s/>To each one who persevered to the very end I say that I am glad you were here. <text:s/>For some assembly programming was a rough ride. <text:s/>There were bumps in the road to get to here. <text:s/>Now the trip is almost finished. <text:s/>When class ends I will miss all of you. <text:s/>Good luck with your advanced studies next semester. <text:s text:c="2"/>I will continue to use the same email address and same zoom number. <text:s/>You may drop by and say hi any time.</text:p>
      <text:p text:style-name="P34"/>
      <text:p text:style-name="P34">Be well, from F. Holliday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6" meta:paragraph-count="75" meta:word-count="868" meta:character-count="4963" meta:non-whitespace-character-count="4121"/>
  </office:meta>
</office:document-meta>
</file>